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178000000280D9DFE910CDEAC27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7220000018CB25E668FA06057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Code">
      <style:text-properties officeooo:paragraph-rsid="003c2ef9"/>
    </style:style>
    <style:style style:name="P3" style:family="paragraph" style:parent-style-name="Code">
      <style:text-properties officeooo:rsid="0055f8b6" officeooo:paragraph-rsid="0055f8b6"/>
    </style:style>
    <style:style style:name="P4" style:family="paragraph" style:parent-style-name="Code">
      <style:text-properties officeooo:rsid="00571cc0" officeooo:paragraph-rsid="00571cc0"/>
    </style:style>
    <style:style style:name="P5" style:family="paragraph" style:parent-style-name="Code">
      <style:text-properties officeooo:rsid="005a7160" officeooo:paragraph-rsid="005a7160"/>
    </style:style>
    <style:style style:name="P6" style:family="paragraph" style:parent-style-name="Code">
      <style:text-properties officeooo:rsid="005d188e" officeooo:paragraph-rsid="00600d4e"/>
    </style:style>
    <style:style style:name="P7" style:family="paragraph" style:parent-style-name="Code">
      <style:text-properties officeooo:rsid="005d188e" officeooo:paragraph-rsid="00616685"/>
    </style:style>
    <style:style style:name="P8" style:family="paragraph" style:parent-style-name="Code">
      <style:text-properties officeooo:rsid="00633bb3" officeooo:paragraph-rsid="00633bb3"/>
    </style:style>
    <style:style style:name="P9" style:family="paragraph" style:parent-style-name="Code">
      <style:text-properties officeooo:rsid="00735b68" officeooo:paragraph-rsid="00735b68"/>
    </style:style>
    <style:style style:name="P10" style:family="paragraph" style:parent-style-name="Code">
      <style:text-properties officeooo:rsid="008be174" officeooo:paragraph-rsid="008be174"/>
    </style:style>
    <style:style style:name="P11" style:family="paragraph" style:parent-style-name="Code">
      <style:text-properties officeooo:paragraph-rsid="008cf041"/>
    </style:style>
    <style:style style:name="P12" style:family="paragraph" style:parent-style-name="Code">
      <style:text-properties officeooo:rsid="008f94c8" officeooo:paragraph-rsid="008f94c8"/>
    </style:style>
    <style:style style:name="P13" style:family="paragraph" style:parent-style-name="Code">
      <style:text-properties officeooo:rsid="009144eb" officeooo:paragraph-rsid="009144eb"/>
    </style:style>
    <style:style style:name="P14" style:family="paragraph" style:parent-style-name="Code">
      <style:text-properties officeooo:rsid="009144eb" officeooo:paragraph-rsid="0097c53b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20d23a" officeooo:paragraph-rsid="0020d23a"/>
    </style:style>
    <style:style style:name="P20" style:family="paragraph" style:parent-style-name="Heading_20_1">
      <style:text-properties officeooo:rsid="0020d23a" officeooo:paragraph-rsid="0020d23a"/>
    </style:style>
    <style:style style:name="P21" style:family="paragraph" style:parent-style-name="Heading_20_1" style:list-style-name="">
      <style:text-properties officeooo:rsid="0020d23a" officeooo:paragraph-rsid="0020d23a"/>
    </style:style>
    <style:style style:name="P22" style:family="paragraph" style:parent-style-name="Heading_20_1">
      <style:text-properties officeooo:rsid="00288a96" officeooo:paragraph-rsid="00288a96"/>
    </style:style>
    <style:style style:name="P23" style:family="paragraph" style:parent-style-name="Heading_20_2">
      <style:text-properties officeooo:rsid="0020d23a" officeooo:paragraph-rsid="0020d23a"/>
    </style:style>
    <style:style style:name="P24" style:family="paragraph" style:parent-style-name="Heading_20_2">
      <style:paragraph-properties fo:break-before="page"/>
      <style:text-properties officeooo:rsid="0022bdb9" officeooo:paragraph-rsid="0022bdb9"/>
    </style:style>
    <style:style style:name="P25" style:family="paragraph" style:parent-style-name="Heading_20_2">
      <style:paragraph-properties fo:break-before="page"/>
      <style:text-properties officeooo:rsid="006640cb" officeooo:paragraph-rsid="006640cb"/>
    </style:style>
    <style:style style:name="P26" style:family="paragraph" style:parent-style-name="Heading_20_2">
      <style:paragraph-properties fo:break-before="page"/>
      <style:text-properties officeooo:rsid="006f3b18" officeooo:paragraph-rsid="006f3b18"/>
    </style:style>
    <style:style style:name="P27" style:family="paragraph" style:parent-style-name="Heading_20_2" style:list-style-name="">
      <style:text-properties officeooo:rsid="006f3b18" officeooo:paragraph-rsid="006f3b18"/>
    </style:style>
    <style:style style:name="P28" style:family="paragraph" style:parent-style-name="Heading_20_2">
      <style:paragraph-properties fo:break-before="page"/>
      <style:text-properties officeooo:rsid="007ac44b" officeooo:paragraph-rsid="007ac44b"/>
    </style:style>
    <style:style style:name="P29" style:family="paragraph" style:parent-style-name="Heading_20_2" style:list-style-name="">
      <style:text-properties officeooo:rsid="007ac44b" officeooo:paragraph-rsid="007ac44b"/>
    </style:style>
    <style:style style:name="P30" style:family="paragraph" style:parent-style-name="Heading_20_2">
      <style:text-properties officeooo:rsid="00889d2e" officeooo:paragraph-rsid="00889d2e"/>
    </style:style>
    <style:style style:name="P31" style:family="paragraph" style:parent-style-name="Heading_20_2">
      <style:text-properties officeooo:paragraph-rsid="0020d23a"/>
    </style:style>
    <style:style style:name="P32" style:family="paragraph" style:parent-style-name="Heading_20_3">
      <style:paragraph-properties fo:break-before="page"/>
      <style:text-properties officeooo:rsid="002efa6d" officeooo:paragraph-rsid="002efa6d"/>
    </style:style>
    <style:style style:name="P33" style:family="paragraph" style:parent-style-name="Text_20_body">
      <style:text-properties officeooo:rsid="001fff08" officeooo:paragraph-rsid="001fff08"/>
    </style:style>
    <style:style style:name="P34" style:family="paragraph" style:parent-style-name="Text_20_body">
      <style:text-properties officeooo:paragraph-rsid="0020d23a"/>
    </style:style>
    <style:style style:name="P35" style:family="paragraph" style:parent-style-name="Text_20_body">
      <style:text-properties officeooo:rsid="0023ae86" officeooo:paragraph-rsid="0023ae86"/>
    </style:style>
    <style:style style:name="P36" style:family="paragraph" style:parent-style-name="Text_20_body">
      <style:paragraph-properties fo:break-before="page"/>
      <style:text-properties officeooo:rsid="0023ae86" officeooo:paragraph-rsid="0023ae86"/>
    </style:style>
    <style:style style:name="P37" style:family="paragraph" style:parent-style-name="Text_20_body">
      <style:text-properties officeooo:rsid="0023ae86" officeooo:paragraph-rsid="002a6209"/>
    </style:style>
    <style:style style:name="P38" style:family="paragraph" style:parent-style-name="Text_20_body">
      <style:paragraph-properties fo:break-before="page"/>
      <style:text-properties officeooo:rsid="0023ae86" officeooo:paragraph-rsid="002a6209"/>
    </style:style>
    <style:style style:name="P39" style:family="paragraph" style:parent-style-name="Text_20_body">
      <style:text-properties officeooo:rsid="002a6209" officeooo:paragraph-rsid="002a6209"/>
    </style:style>
    <style:style style:name="P40" style:family="paragraph" style:parent-style-name="Text_20_body">
      <style:text-properties officeooo:rsid="002c425b" officeooo:paragraph-rsid="002c425b"/>
    </style:style>
    <style:style style:name="P41" style:family="paragraph" style:parent-style-name="Text_20_body">
      <style:text-properties officeooo:rsid="002e2c44" officeooo:paragraph-rsid="002e2c44"/>
    </style:style>
    <style:style style:name="P42" style:family="paragraph" style:parent-style-name="Text_20_body">
      <style:text-properties officeooo:rsid="002efa6d" officeooo:paragraph-rsid="002efa6d"/>
    </style:style>
    <style:style style:name="P43" style:family="paragraph" style:parent-style-name="Text_20_body">
      <style:text-properties officeooo:rsid="002efa6d" officeooo:paragraph-rsid="003c2ef9"/>
    </style:style>
    <style:style style:name="P44" style:family="paragraph" style:parent-style-name="Text_20_body">
      <style:text-properties officeooo:rsid="002fd368" officeooo:paragraph-rsid="002fd368"/>
    </style:style>
    <style:style style:name="P45" style:family="paragraph" style:parent-style-name="Text_20_body">
      <style:text-properties officeooo:rsid="00381268" officeooo:paragraph-rsid="003c2ef9"/>
    </style:style>
    <style:style style:name="P46" style:family="paragraph" style:parent-style-name="Text_20_body">
      <style:text-properties officeooo:rsid="003a1be3" officeooo:paragraph-rsid="003c2ef9"/>
    </style:style>
    <style:style style:name="P47" style:family="paragraph" style:parent-style-name="Text_20_body">
      <style:text-properties officeooo:rsid="003aa7fb" officeooo:paragraph-rsid="003c2ef9"/>
    </style:style>
    <style:style style:name="P48" style:family="paragraph" style:parent-style-name="Text_20_body">
      <style:text-properties officeooo:rsid="0022bdb9" officeooo:paragraph-rsid="00699d9d"/>
    </style:style>
    <style:style style:name="P49" style:family="paragraph" style:parent-style-name="Text_20_body">
      <style:text-properties officeooo:rsid="003c2ef9" officeooo:paragraph-rsid="003c2ef9"/>
    </style:style>
    <style:style style:name="P50" style:family="paragraph" style:parent-style-name="Text_20_body">
      <style:text-properties officeooo:rsid="003c3cdd" officeooo:paragraph-rsid="003c3cdd"/>
    </style:style>
    <style:style style:name="P51" style:family="paragraph" style:parent-style-name="Text_20_body">
      <style:text-properties officeooo:paragraph-rsid="003c3cdd"/>
    </style:style>
    <style:style style:name="P52" style:family="paragraph" style:parent-style-name="Text_20_body">
      <style:text-properties officeooo:rsid="004027c0" officeooo:paragraph-rsid="004027c0"/>
    </style:style>
    <style:style style:name="P53" style:family="paragraph" style:parent-style-name="Text_20_body">
      <style:text-properties officeooo:rsid="0041cdbd" officeooo:paragraph-rsid="0041cdbd"/>
    </style:style>
    <style:style style:name="P54" style:family="paragraph" style:parent-style-name="Text_20_body">
      <style:text-properties officeooo:rsid="00429418" officeooo:paragraph-rsid="00429418"/>
    </style:style>
    <style:style style:name="P55" style:family="paragraph" style:parent-style-name="Text_20_body">
      <style:text-properties officeooo:rsid="00442800" officeooo:paragraph-rsid="00442800"/>
    </style:style>
    <style:style style:name="P56" style:family="paragraph" style:parent-style-name="Text_20_body">
      <style:text-properties officeooo:rsid="0045ea3c" officeooo:paragraph-rsid="0045ea3c"/>
    </style:style>
    <style:style style:name="P57" style:family="paragraph" style:parent-style-name="Text_20_body">
      <style:text-properties officeooo:rsid="004765f4" officeooo:paragraph-rsid="004765f4"/>
    </style:style>
    <style:style style:name="P58" style:family="paragraph" style:parent-style-name="Text_20_body">
      <style:text-properties officeooo:rsid="004bd774" officeooo:paragraph-rsid="004bd774"/>
    </style:style>
    <style:style style:name="P59" style:family="paragraph" style:parent-style-name="Text_20_body">
      <style:text-properties officeooo:rsid="004f7797" officeooo:paragraph-rsid="0050ed8c"/>
    </style:style>
    <style:style style:name="P60" style:family="paragraph" style:parent-style-name="Text_20_body">
      <style:text-properties officeooo:rsid="004f7797" officeooo:paragraph-rsid="00889d2e"/>
    </style:style>
    <style:style style:name="P61" style:family="paragraph" style:parent-style-name="Text_20_body">
      <style:text-properties officeooo:rsid="0053acf3" officeooo:paragraph-rsid="0053acf3"/>
    </style:style>
    <style:style style:name="P62" style:family="paragraph" style:parent-style-name="Text_20_body">
      <style:text-properties officeooo:rsid="005496d4" officeooo:paragraph-rsid="005496d4"/>
    </style:style>
    <style:style style:name="P63" style:family="paragraph" style:parent-style-name="Text_20_body">
      <style:text-properties officeooo:rsid="0055f8b6" officeooo:paragraph-rsid="0055f8b6"/>
    </style:style>
    <style:style style:name="P64" style:family="paragraph" style:parent-style-name="Text_20_body">
      <style:text-properties officeooo:rsid="00571cc0" officeooo:paragraph-rsid="00571cc0"/>
    </style:style>
    <style:style style:name="P65" style:family="paragraph" style:parent-style-name="Text_20_body">
      <style:text-properties officeooo:rsid="0058d439" officeooo:paragraph-rsid="0058d439"/>
    </style:style>
    <style:style style:name="P66" style:family="paragraph" style:parent-style-name="Text_20_body">
      <style:text-properties officeooo:rsid="005942ca" officeooo:paragraph-rsid="005942ca"/>
    </style:style>
    <style:style style:name="P67" style:family="paragraph" style:parent-style-name="Text_20_body">
      <style:text-properties officeooo:rsid="005bea8b" officeooo:paragraph-rsid="005bea8b"/>
    </style:style>
    <style:style style:name="P68" style:family="paragraph" style:parent-style-name="Text_20_body">
      <style:text-properties officeooo:rsid="005cc888" officeooo:paragraph-rsid="005cc888"/>
    </style:style>
    <style:style style:name="P69" style:family="paragraph" style:parent-style-name="Text_20_body">
      <style:text-properties officeooo:rsid="0064fb5f" officeooo:paragraph-rsid="0064fb5f"/>
    </style:style>
    <style:style style:name="P70" style:family="paragraph" style:parent-style-name="Text_20_body">
      <style:text-properties officeooo:rsid="0067cdc3" officeooo:paragraph-rsid="0067cdc3"/>
    </style:style>
    <style:style style:name="P71" style:family="paragraph" style:parent-style-name="Text_20_body">
      <style:text-properties officeooo:rsid="0067f9ae" officeooo:paragraph-rsid="0067f9ae"/>
    </style:style>
    <style:style style:name="P72" style:family="paragraph" style:parent-style-name="Text_20_body">
      <style:text-properties officeooo:rsid="00699d9d" officeooo:paragraph-rsid="00699d9d"/>
    </style:style>
    <style:style style:name="P73" style:family="paragraph" style:parent-style-name="Text_20_body">
      <style:text-properties officeooo:rsid="006f3b18" officeooo:paragraph-rsid="006f3b18"/>
    </style:style>
    <style:style style:name="P74" style:family="paragraph" style:parent-style-name="Text_20_body">
      <style:text-properties officeooo:rsid="00714598" officeooo:paragraph-rsid="00714598"/>
    </style:style>
    <style:style style:name="P75" style:family="paragraph" style:parent-style-name="Text_20_body">
      <style:text-properties officeooo:rsid="00722fac" officeooo:paragraph-rsid="00722fac"/>
    </style:style>
    <style:style style:name="P76" style:family="paragraph" style:parent-style-name="Text_20_body">
      <style:text-properties officeooo:rsid="00731133" officeooo:paragraph-rsid="00731133"/>
    </style:style>
    <style:style style:name="P77" style:family="paragraph" style:parent-style-name="Text_20_body">
      <style:text-properties officeooo:rsid="00733ed1" officeooo:paragraph-rsid="00733ed1"/>
    </style:style>
    <style:style style:name="P78" style:family="paragraph" style:parent-style-name="Text_20_body">
      <style:text-properties officeooo:rsid="00735b68" officeooo:paragraph-rsid="00735b68"/>
    </style:style>
    <style:style style:name="P79" style:family="paragraph" style:parent-style-name="Text_20_body">
      <style:text-properties officeooo:rsid="0076388c" officeooo:paragraph-rsid="0076388c"/>
    </style:style>
    <style:style style:name="P80" style:family="paragraph" style:parent-style-name="Text_20_body">
      <style:paragraph-properties fo:break-before="page"/>
      <style:text-properties officeooo:rsid="0076388c" officeooo:paragraph-rsid="0076388c"/>
    </style:style>
    <style:style style:name="P81" style:family="paragraph" style:parent-style-name="Text_20_body">
      <style:text-properties officeooo:rsid="0076545d" officeooo:paragraph-rsid="0076545d"/>
    </style:style>
    <style:style style:name="P82" style:family="paragraph" style:parent-style-name="Text_20_body">
      <style:text-properties officeooo:rsid="0079a151" officeooo:paragraph-rsid="0079a151"/>
    </style:style>
    <style:style style:name="P83" style:family="paragraph" style:parent-style-name="Text_20_body">
      <style:text-properties officeooo:rsid="007efa3a" officeooo:paragraph-rsid="007efa3a"/>
    </style:style>
    <style:style style:name="P84" style:family="paragraph" style:parent-style-name="Text_20_body">
      <style:text-properties officeooo:rsid="007fe192" officeooo:paragraph-rsid="007fe192"/>
    </style:style>
    <style:style style:name="P85" style:family="paragraph" style:parent-style-name="Text_20_body">
      <style:text-properties officeooo:rsid="007fe868" officeooo:paragraph-rsid="007fe868"/>
    </style:style>
    <style:style style:name="P86" style:family="paragraph" style:parent-style-name="Text_20_body">
      <style:paragraph-properties fo:break-before="page"/>
      <style:text-properties officeooo:rsid="007fe868" officeooo:paragraph-rsid="007fe868"/>
    </style:style>
    <style:style style:name="P87" style:family="paragraph" style:parent-style-name="Text_20_body">
      <style:text-properties officeooo:rsid="008be174" officeooo:paragraph-rsid="008be174"/>
    </style:style>
    <style:style style:name="P88" style:family="paragraph" style:parent-style-name="Text_20_body">
      <style:text-properties officeooo:rsid="008cf041" officeooo:paragraph-rsid="008cf041"/>
    </style:style>
    <style:style style:name="P89" style:family="paragraph" style:parent-style-name="Text_20_body">
      <style:text-properties officeooo:rsid="008f1575" officeooo:paragraph-rsid="008f1575"/>
    </style:style>
    <style:style style:name="P90" style:family="paragraph" style:parent-style-name="Text_20_body">
      <style:text-properties officeooo:rsid="008f94c8" officeooo:paragraph-rsid="008f94c8"/>
    </style:style>
    <style:style style:name="P91" style:family="paragraph" style:parent-style-name="Text_20_body">
      <style:text-properties officeooo:rsid="009144eb" officeooo:paragraph-rsid="009144eb"/>
    </style:style>
    <style:style style:name="P92" style:family="paragraph" style:parent-style-name="Text_20_body">
      <style:text-properties officeooo:rsid="00937a7a" officeooo:paragraph-rsid="00937a7a"/>
    </style:style>
    <style:style style:name="P93" style:family="paragraph" style:parent-style-name="Text_20_body">
      <style:text-properties officeooo:rsid="0097c53b" officeooo:paragraph-rsid="0097c53b"/>
    </style:style>
    <style:style style:name="P94" style:family="paragraph" style:parent-style-name="Text_20_body">
      <style:text-properties officeooo:rsid="009a0e2b" officeooo:paragraph-rsid="009a0e2b"/>
    </style:style>
    <style:style style:name="P95" style:family="paragraph" style:parent-style-name="Text_20_body">
      <style:text-properties officeooo:rsid="009ca317" officeooo:paragraph-rsid="009ca317"/>
    </style:style>
    <style:style style:name="P96" style:family="paragraph" style:parent-style-name="Title">
      <style:text-properties officeooo:rsid="001fff08" officeooo:paragraph-rsid="001fff08"/>
    </style:style>
    <style:style style:name="T1" style:family="text">
      <style:text-properties officeooo:rsid="0020d23a"/>
    </style:style>
    <style:style style:name="T2" style:family="text">
      <style:text-properties officeooo:rsid="00219532"/>
    </style:style>
    <style:style style:name="T3" style:family="text">
      <style:text-properties officeooo:rsid="002a6209"/>
    </style:style>
    <style:style style:name="T4" style:family="text">
      <style:text-properties officeooo:rsid="002efa6d"/>
    </style:style>
    <style:style style:name="T5" style:family="text">
      <style:text-properties officeooo:rsid="003aa7fb"/>
    </style:style>
    <style:style style:name="T6" style:family="text">
      <style:text-properties officeooo:rsid="003c3cdd"/>
    </style:style>
    <style:style style:name="T7" style:family="text">
      <style:text-properties officeooo:rsid="003dffe8"/>
    </style:style>
    <style:style style:name="T8" style:family="text">
      <style:text-properties officeooo:rsid="00491e26"/>
    </style:style>
    <style:style style:name="T9" style:family="text">
      <style:text-properties officeooo:rsid="004d6110"/>
    </style:style>
    <style:style style:name="T10" style:family="text">
      <style:text-properties officeooo:rsid="004e6433"/>
    </style:style>
    <style:style style:name="T11" style:family="text">
      <style:text-properties officeooo:rsid="0050ed8c"/>
    </style:style>
    <style:style style:name="T12" style:family="text">
      <style:text-properties officeooo:rsid="0052a114"/>
    </style:style>
    <style:style style:name="T13" style:family="text">
      <style:text-properties officeooo:rsid="0053da7a"/>
    </style:style>
    <style:style style:name="T14" style:family="text">
      <style:text-properties officeooo:rsid="005a7160"/>
    </style:style>
    <style:style style:name="T15" style:family="text">
      <style:text-properties officeooo:rsid="005af171"/>
    </style:style>
    <style:style style:name="T16" style:family="text">
      <style:text-properties officeooo:rsid="005bea8b"/>
    </style:style>
    <style:style style:name="T17" style:family="text">
      <style:text-properties officeooo:rsid="00600d4e"/>
    </style:style>
    <style:style style:name="T18" style:family="text">
      <style:text-properties officeooo:rsid="00616685"/>
    </style:style>
    <style:style style:name="T19" style:family="text">
      <style:text-properties officeooo:rsid="00621126"/>
    </style:style>
    <style:style style:name="T20" style:family="text">
      <style:text-properties officeooo:rsid="0067f9ae"/>
    </style:style>
    <style:style style:name="T21" style:family="text">
      <style:text-properties officeooo:rsid="0068d925"/>
    </style:style>
    <style:style style:name="T22" style:family="text">
      <style:text-properties officeooo:rsid="006d789c"/>
    </style:style>
    <style:style style:name="T23" style:family="text">
      <style:text-properties officeooo:rsid="006eb5c7"/>
    </style:style>
    <style:style style:name="T24" style:family="text">
      <style:text-properties officeooo:rsid="0071997c"/>
    </style:style>
    <style:style style:name="T25" style:family="text">
      <style:text-properties officeooo:rsid="007cba4d"/>
    </style:style>
    <style:style style:name="T26" style:family="text">
      <style:text-properties officeooo:rsid="008ad179"/>
    </style:style>
    <style:style style:name="T27" style:family="text">
      <style:text-properties officeooo:rsid="008be174"/>
    </style:style>
    <style:style style:name="T28" style:family="text">
      <style:text-properties officeooo:rsid="0094668b"/>
    </style:style>
    <style:style style:name="T29" style:family="text">
      <style:text-properties officeooo:rsid="00962750"/>
    </style:style>
    <style:style style:name="T30" style:family="text">
      <style:text-properties officeooo:rsid="0097c53b"/>
    </style:style>
    <style:style style:name="T31" style:family="text">
      <style:text-properties officeooo:rsid="009d8c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ext:p text:style-name="P96"/>
      <text:p text:style-name="P96"/>
      <text:p text:style-name="P96"/>
      <text:p text:style-name="P96"/>
      <text:p text:style-name="P96">IoT project for UES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Aleksandar Grahovac</text:p>
      <text:p text:style-name="P33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5"><text:a xlink:type="simple" xlink:href="#__RefHeading___Toc106_2001796086" text:style-name="Index_20_Link" text:visited-style-name="Index_20_Link">Components<text:tab/>3</text:a></text:p>
          <text:p text:style-name="P15"><text:a xlink:type="simple" xlink:href="#__RefHeading___Toc134_2001796086" text:style-name="Index_20_Link" text:visited-style-name="Index_20_Link">Hardware circuit<text:tab/>3</text:a></text:p>
          <text:p text:style-name="P15"><text:a xlink:type="simple" xlink:href="#__RefHeading___Toc108_2001796086" text:style-name="Index_20_Link" text:visited-style-name="Index_20_Link">Tools<text:tab/>3</text:a></text:p>
          <text:p text:style-name="P15"><text:a xlink:type="simple" xlink:href="#__RefHeading___Toc110_2001796086" text:style-name="Index_20_Link" text:visited-style-name="Index_20_Link">Server setup<text:tab/>3</text:a></text:p>
          <text:p text:style-name="P16"><text:a xlink:type="simple" xlink:href="#__RefHeading___Toc112_2001796086" text:style-name="Index_20_Link" text:visited-style-name="Index_20_Link">AWS<text:tab/>3</text:a></text:p>
          <text:p text:style-name="P17"><text:a xlink:type="simple" xlink:href="#__RefHeading___Toc136_2001796086" text:style-name="Index_20_Link" text:visited-style-name="Index_20_Link">VS Code<text:tab/>5</text:a></text:p>
          <text:p text:style-name="P16"><text:a xlink:type="simple" xlink:href="#__RefHeading___Toc138_2001796086" text:style-name="Index_20_Link" text:visited-style-name="Index_20_Link">Whitelisting<text:tab/>6</text:a></text:p>
          <text:p text:style-name="P16"><text:a xlink:type="simple" xlink:href="#__RefHeading___Toc114_2001796086" text:style-name="Index_20_Link" text:visited-style-name="Index_20_Link">Node.js<text:tab/>6</text:a></text:p>
          <text:p text:style-name="P16"><text:a xlink:type="simple" xlink:href="#__RefHeading___Toc140_2001796086" text:style-name="Index_20_Link" text:visited-style-name="Index_20_Link">Postman<text:tab/>7</text:a></text:p>
          <text:p text:style-name="P16"><text:a xlink:type="simple" xlink:href="#__RefHeading___Toc116_2001796086" text:style-name="Index_20_Link" text:visited-style-name="Index_20_Link">React.js<text:tab/>9</text:a></text:p>
          <text:p text:style-name="P15"><text:a xlink:type="simple" xlink:href="#__RefHeading___Toc118_2001796086" text:style-name="Index_20_Link" text:visited-style-name="Index_20_Link">Arduino<text:tab/>9</text:a></text:p>
          <text:p text:style-name="P16"><text:a xlink:type="simple" xlink:href="#__RefHeading___Toc120_2001796086" text:style-name="Index_20_Link" text:visited-style-name="Index_20_Link">Simple<text:tab/>9</text:a></text:p>
          <text:p text:style-name="P16"><text:a xlink:type="simple" xlink:href="#__RefHeading___Toc122_2001796086" text:style-name="Index_20_Link" text:visited-style-name="Index_20_Link">Plotter<text:tab/>9</text:a></text:p>
          <text:p text:style-name="P16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21" text:outline-level="1"/>
      <text:h text:style-name="P19" text:outline-level="1"><text:bookmark-start text:name="__RefHeading___Toc106_2001796086"/>Components<text:bookmark-end text:name="__RefHeading___Toc106_2001796086"/></text:h>
      <text:p text:style-name="P35">Heltec ESP32 WiFi LoRA V2</text:p>
      <text:p text:style-name="P35">Light sensor MH Photoresistor</text:p>
      <text:p text:style-name="P35">Moisture/Temp sensor DHT11</text:p>
      <text:p text:style-name="P36"/>
      <text:h text:style-name="P22" text:outline-level="1"><text:bookmark-start text:name="__RefHeading___Toc134_2001796086"/>Hardware circu<text:span text:style-name="T25">i</text:span>t<text:bookmark-end text:name="__RefHeading___Toc134_2001796086"/></text:h>
      <text:p text:style-name="P39">Light sensor AnalogOUT – PIN 36</text:p>
      <text:p text:style-name="P37">Moisture/Temp sensor <text:span text:style-name="T3">AnalogOUT – PIN 13</text:span></text:p>
      <text:p text:style-name="P38"/>
      <text:h text:style-name="P20" text:outline-level="1"><text:bookmark-start text:name="__RefHeading___Toc108_2001796086"/>Tools<text:bookmark-end text:name="__RefHeading___Toc108_2001796086"/></text:h>
      <text:p text:style-name="P40">AWS</text:p>
      <text:p text:style-name="P41">Node.js</text:p>
      <text:p text:style-name="P83">React.js</text:p>
      <text:p text:style-name="P84">Arduino IDE</text:p>
      <text:p text:style-name="P85">VS Code</text:p>
      <text:p text:style-name="P86"/>
      <text:h text:style-name="P20" text:outline-level="1"><text:bookmark-start text:name="__RefHeading___Toc110_2001796086"/>Server setup<text:bookmark-end text:name="__RefHeading___Toc110_2001796086"/></text:h>
      <text:h text:style-name="P23" text:outline-level="2"><text:bookmark-start text:name="__RefHeading___Toc112_2001796086"/>AWS<text:bookmark-end text:name="__RefHeading___Toc112_2001796086"/></text:h>
      <text:p text:style-name="P52">Go to the main instance screen:</text:p>
      <text:p text:style-name="Code">https://us-east-1.console.aws.amazon.com/ec2/v2/home?region=us-east-1#Instances:</text:p>
      <text:p text:style-name="P52">There, select </text:p>
      <text:p text:style-name="Code">Launch instance</text:p>
      <text:p text:style-name="P52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53">On the new screen, enter the name of your instance:</text:p>
      <text:p text:style-name="P34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53">Then, select Ubuntu machine</text:p>
      <text:p text:style-name="P53"><draw:frame draw:style-name="fr9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53">Leave default instance type.</text:p>
      <text:p text:style-name="P53"><text:soft-page-break/>Create new ssh key, or use existing one:</text:p>
      <text:p text:style-name="P53"><draw:frame draw:style-name="fr8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53">Leave default network settings and storage.</text:p>
      <text:p text:style-name="P54">On the right side, press Launch Instance on the summary window. And go back to the main instance screen.</text:p>
      <text:p text:style-name="P34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5">After some time, refresh the main instance page to see your newly created instance. </text:p>
      <text:p text:style-name="P56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42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57">Now you can open VS Code.</text:p>
      <text:h text:style-name="P32" text:outline-level="3"><text:bookmark-start text:name="__RefHeading___Toc136_2001796086"/>VS Code<draw:frame draw:style-name="fr10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9">Open the menu with:</text:p>
      <text:p text:style-name="Code">Ctrl+Shift+P</text:p>
      <text:p text:style-name="P51"><text:span text:style-name="T6">In the drop down menu, select: </text:span></text:p>
      <text:p text:style-name="Code">Remote-SSH: Connect to Host</text:p>
      <text:p text:style-name="P50">Then, enter <text:span text:style-name="T5">your web server address, </text:span><text:span text:style-name="T8">which is in our case</text:span><text:span text:style-name="T5">:</text:span></text:p>
      <text:p text:style-name="Code"><text:s/><text:span text:style-name="T4">ec2-54-86-62-253.compute-1.amazonaws.com</text:span></text:p>
      <text:p text:style-name="P44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43"/>
      <text:p text:style-name="P43"/>
      <text:p text:style-name="P43"/>
      <text:p text:style-name="P50">And then, select the location of your ssh configuration file:</text:p>
      <text:p text:style-name="P50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5"/>
      <text:p text:style-name="P45"/>
      <text:p text:style-name="P45"><text:span text:style-name="T5">After this is completed, run</text:span></text:p>
      <text:p text:style-name="P2">Ctrl+Shift+P</text:p>
      <text:p text:style-name="P47">Enter again your web server address:</text:p>
      <text:p text:style-name="P2">ec2-54-86-62-253.compute-1.amazonaws.com</text:p>
      <text:p text:style-name="P46"><text:span text:style-name="T7">After everything is configured</text:span><text:span text:style-name="T5">,</text:span> open the terminal with:</text:p>
      <text:p text:style-name="P1">Ctrl+Shift+`</text:p>
      <text:h text:style-name="P25" text:outline-level="2"><text:bookmark-start text:name="__RefHeading___Toc138_2001796086"/>Whitelisting<text:bookmark-end text:name="__RefHeading___Toc138_2001796086"/></text:h>
      <text:p text:style-name="P70">Go back to AWS and instance page. <text:span text:style-name="T20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71">Now click on its security group (in blue) <text:span text:style-name="T21">and click to edit inbound rules:</text:span></text:p>
      <text:p text:style-name="P71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72">Here add new rule that whitelists HTTP port:</text:p>
      <text:p text:style-name="P72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48"/>
      <text:h text:style-name="P24" text:outline-level="2"><text:bookmark-start text:name="__RefHeading___Toc114_2001796086"/>Node.js<text:bookmark-end text:name="__RefHeading___Toc114_2001796086"/></text:h>
      <text:p text:style-name="P58">In the terminal (on the server) insert the following commands:</text:p>
      <text:p text:style-name="Code">sudo apt update</text:p>
      <text:p text:style-name="Code">sudo apt install nodejs -<text:span text:style-name="T9">y</text:span></text:p>
      <text:p text:style-name="Code">sudo apt install npm -<text:span text:style-name="T10">y</text:span></text:p>
      <text:p text:style-name="P63">After this is installed, create your project folder:</text:p>
      <text:p text:style-name="Code">mkdir node-server</text:p>
      <text:p text:style-name="P3">cd node-server</text:p>
      <text:p text:style-name="P64">Here run:</text:p>
      <text:p text:style-name="P4">npm init</text:p>
      <text:p text:style-name="P65">And fill the questionary how you please. <text:span text:style-name="T15">This will create package.json file. </text:span></text:p>
      <text:p text:style-name="P69">Open package.json and insert:</text:p>
      <text:p text:style-name="Code">“type”: “module”</text:p>
      <text:p text:style-name="P69">and in:</text:p>
      <text:p text:style-name="Code">“scripts”:</text:p>
      <text:p text:style-name="P67">insert:</text:p>
      <text:p text:style-name="Code">“<text:span text:style-name="T16">start”: “</text:span><text:span text:style-name="T22">sudo </text:span><text:span text:style-name="T16">node</text:span><text:span text:style-name="T19">mon</text:span><text:span text:style-name="T16"> index.js”</text:span></text:p>
      <text:p text:style-name="P66">You can now copy the following to your folder:</text:p>
      <text:p text:style-name="Code">/<text:span text:style-name="T14">controllers</text:span></text:p>
      <text:p text:style-name="Code">/<text:span text:style-name="T14">models</text:span></text:p>
      <text:p text:style-name="Code">/<text:span text:style-name="T14">routes</text:span></text:p>
      <text:p text:style-name="Code">.<text:span text:style-name="T14">env</text:span></text:p>
      <text:p text:style-name="P5">index.js</text:p>
      <text:p text:style-name="P68">Now you need to install required packages:</text:p>
      <text:p text:style-name="P6">npm i express</text:p>
      <text:p text:style-name="P7">npm i <text:span text:style-name="T17">mongoose</text:span></text:p>
      <text:p text:style-name="P7">npm i <text:span text:style-name="T18">cors</text:span></text:p>
      <text:p text:style-name="P7">npm i <text:span text:style-name="T18">dotenv</text:span></text:p>
      <text:p text:style-name="P8">npm i -<text:span text:style-name="T23">g </text:span>nodemon</text:p>
      <text:h text:style-name="P27" text:outline-level="2"/>
      <text:h text:style-name="P26" text:outline-level="2"><text:bookmark-start text:name="__RefHeading___Toc140_2001796086"/>Postman<text:bookmark-end text:name="__RefHeading___Toc140_2001796086"/></text:h>
      <text:p text:style-name="P73">In Postman, press new button:</text:p>
      <text:p text:style-name="P73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73"/>
      <text:p text:style-name="P73">And select new collection:</text:p>
      <text:p text:style-name="P73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4">In the new collection, create a new HTTP request, <text:span text:style-name="T24">by right clicking on the created collection and selecting Add request</text:span>:</text:p>
      <text:p text:style-name="P74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5">Similarly to the new collection, create the new environment:</text:p>
      <text:p text:style-name="P75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75"/>
      <text:p text:style-name="P75"/>
      <text:p text:style-name="P75"/>
      <text:p text:style-name="P76">Select it to active by pressing the check mark:</text:p>
      <text:p text:style-name="P76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77">And insert HOST variable with your address as the value:</text:p>
      <text:p text:style-name="P78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9">{{HOST}}/sensors</text:p>
      <text:p text:style-name="P79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80">Now create similar request, but this time make it a POST request:</text:p>
      <text:p text:style-name="P81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82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29" text:outline-level="2"/>
      <text:h text:style-name="P28" text:outline-level="2"><text:bookmark-start text:name="__RefHeading___Toc116_2001796086"/>React.js<text:bookmark-end text:name="__RefHeading___Toc116_2001796086"/></text:h>
      <text:h text:style-name="P21" text:outline-level="1"/>
      <text:h text:style-name="P19" text:outline-level="1"><text:bookmark-start text:name="__RefHeading___Toc118_2001796086"/>Arduino<text:bookmark-end text:name="__RefHeading___Toc118_2001796086"/></text:h>
      <text:h text:style-name="P30" text:outline-level="2">Setup</text:h>
      <text:p text:style-name="P62">In order to start, we need first to install Arduino IDE. <text:span text:style-name="T26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87">When installed, open Arduino IDE and go to:</text:p>
      <text:p text:style-name="P10">File → Preferences → Additional Boards Manager</text:p>
      <text:p text:style-name="P87">And past the following link into the Additional Boards Manager URLs:</text:p>
      <text:p text:style-name="P11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88">If you already have some links in the <text:span text:style-name="T27">Additional Boards Manager URLs </text:span>section, simply separate them with a comma.</text:p>
      <text:p text:style-name="P89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2">Tools → Board → Boards Manager → ESP32</text:p>
      <text:p text:style-name="P90">Search for and install:</text:p>
      <text:p text:style-name="P12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91">Finally, go to:</text:p>
      <text:p text:style-name="P13">Sketch → Include Library → Manage Library</text:p>
      <text:p text:style-name="P91">Search for and install:</text:p>
      <text:p text:style-name="P13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92"><text:soft-page-break/>Only thing left is to add library for our temperature and moisture sensors. <text:span text:style-name="T28">Zip file is located in the following location:</text:span></text:p>
      <text:p text:style-name="Code">/<text:span text:style-name="T29">Client/Library</text:span></text:p>
      <text:p text:style-name="P93">Simply select:</text:p>
      <text:p text:style-name="P14">Sketch → Include Library → <text:span text:style-name="T30">Add .ZIP library</text:span></text:p>
      <text:p text:style-name="P94">Navigate to your location and add your .zip file:</text:p>
      <text:p text:style-name="P94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1" text:outline-level="2"><text:bookmark-start text:name="__RefHeading___Toc120_2001796086"/><text:span text:style-name="T1">Simple</text:span><text:bookmark-end text:name="__RefHeading___Toc120_2001796086"/></text:h>
      <text:p text:style-name="P60">This code is just a test for the hardware and circuitry. We simply print on the serial monitor the current value of each sensor.</text:p>
      <text:h text:style-name="Heading_20_2" text:outline-level="2">Plotter</text:h>
      <text:p text:style-name="P59">This code is <text:span text:style-name="T11">also </text:span>just a test for the hardware and circuitry, <text:span text:style-name="T11">but a more fun one</text:span>. <text:span text:style-name="T11">Here we log, without the delay, </text:span><text:span text:style-name="T12">live values on the serial plotter.</text:span></text:p>
      <text:h text:style-name="P23" text:outline-level="2"><text:bookmark-start text:name="__RefHeading___Toc124_2001796086"/>Web <text:span text:style-name="T2">client</text:span><text:bookmark-end text:name="__RefHeading___Toc124_2001796086"/></text:h>
      <text:p text:style-name="P61">This is the main application that is running on our client. <text:span text:style-name="T13">It is a simple HTTP client that sends raw values of its sensors.</text:span></text:p>
      <text:p text:style-name="P95">In order for the client to connect to the internet, you need to provide correct <text:span text:style-name="T31">USERNAME</text:span> and PASSWORD information in the HTTP_Client.ino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2T16:15:55.375245840</dc:date>
    <meta:editing-duration>PT2H37M25S</meta:editing-duration>
    <meta:editing-cycles>123</meta:editing-cycles>
    <meta:generator>LibreOffice/7.3.5.2$Linux_X86_64 LibreOffice_project/30$Build-2</meta:generator>
    <meta:document-statistic meta:table-count="0" meta:image-count="26" meta:object-count="0" meta:page-count="15" meta:paragraph-count="136" meta:word-count="745" meta:character-count="4557" meta:non-whitespace-character-count="3941"/>
  </office:meta>
</office:document-meta>
</file>